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9.763cm" svg:height="12.351cm" svg:x="1.267cm" svg:y="14.901cm">
            <draw:object draw:notify-on-update-of-ranges="Лист1.B12:Лист1.O12 Лист1.A8:Лист1.A8 Лист1.B10:Лист1.O10 Лист1.B12:Лист1.O12 Лист1.A5:Лист1.A5 Лист1.B7:Лист1.O7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295" calcext:value-type="float">
            <text:p>1,295</text:p>
          </table:table-cell>
          <table:table-cell office:value-type="float" office:value="5.355" calcext:value-type="float">
            <text:p>5,355</text:p>
          </table:table-cell>
          <table:table-cell office:value-type="float" office:value="19.365" calcext:value-type="float">
            <text:p>19,365</text:p>
          </table:table-cell>
          <table:table-cell office:value-type="float" office:value="44.37" calcext:value-type="float">
            <text:p>44,37</text:p>
          </table:table-cell>
          <table:table-cell office:value-type="float" office:value="86.1825" calcext:value-type="float">
            <text:p>86,1825</text:p>
          </table:table-cell>
          <table:table-cell office:value-type="float" office:value="151.55" calcext:value-type="float">
            <text:p>151,55</text:p>
          </table:table-cell>
          <table:table-cell office:value-type="float" office:value="184.81" calcext:value-type="float">
            <text:p>184,81</text:p>
          </table:table-cell>
          <table:table-cell office:value-type="float" office:value="200.275" calcext:value-type="float">
            <text:p>200,275</text:p>
          </table:table-cell>
          <table:table-cell office:value-type="float" office:value="271.74" calcext:value-type="float">
            <text:p>271,74</text:p>
          </table:table-cell>
          <table:table-cell office:value-type="float" office:value="553.1675" calcext:value-type="float">
            <text:p>553,1675</text:p>
          </table:table-cell>
          <table:table-cell office:value-type="float" office:value="813.32" calcext:value-type="float">
            <text:p>813,32</text:p>
          </table:table-cell>
          <table:table-cell office:value-type="float" office:value="1089.55" calcext:value-type="float">
            <text:p>1089,55</text:p>
          </table:table-cell>
          <table:table-cell office:value-type="float" office:value="1015.365" calcext:value-type="float">
            <text:p>1015,365</text:p>
          </table:table-cell>
          <table:table-cell office:value-type="float" office:value="1315.57" calcext:value-type="float">
            <text:p>1315,57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81" calcext:value-type="float">
            <text:p>0,81</text:p>
          </table:table-cell>
          <table:table-cell office:value-type="float" office:value="2.9375" calcext:value-type="float">
            <text:p>2,9375</text:p>
          </table:table-cell>
          <table:table-cell office:value-type="float" office:value="6.265" calcext:value-type="float">
            <text:p>6,265</text:p>
          </table:table-cell>
          <table:table-cell office:value-type="float" office:value="11.115" calcext:value-type="float">
            <text:p>11,115</text:p>
          </table:table-cell>
          <table:table-cell office:value-type="float" office:value="22.2325" calcext:value-type="float">
            <text:p>22,2325</text:p>
          </table:table-cell>
          <table:table-cell office:value-type="float" office:value="28.1325" calcext:value-type="float">
            <text:p>28,1325</text:p>
          </table:table-cell>
          <table:table-cell office:value-type="float" office:value="28.2625" calcext:value-type="float">
            <text:p>28,2625</text:p>
          </table:table-cell>
          <table:table-cell office:value-type="float" office:value="34.695" calcext:value-type="float">
            <text:p>34,695</text:p>
          </table:table-cell>
          <table:table-cell office:value-type="float" office:value="41.89" calcext:value-type="float">
            <text:p>41,89</text:p>
          </table:table-cell>
          <table:table-cell office:value-type="float" office:value="51.4475" calcext:value-type="float">
            <text:p>51,4475</text:p>
          </table:table-cell>
          <table:table-cell office:value-type="float" office:value="59.9125" calcext:value-type="float">
            <text:p>59,9125</text:p>
          </table:table-cell>
          <table:table-cell office:value-type="float" office:value="70.14" calcext:value-type="float">
            <text:p>70,14</text:p>
          </table:table-cell>
          <table:table-cell office:value-type="float" office:value="79.17" calcext:value-type="float">
            <text:p>79,17</text:p>
          </table:table-cell>
          <table:table-cell office:value-type="float" office:value="90.615" calcext:value-type="float">
            <text:p>90,61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395" calcext:value-type="float">
            <text:p>1,395</text:p>
          </table:table-cell>
          <table:table-cell office:value-type="float" office:value="5.1925" calcext:value-type="float">
            <text:p>5,1925</text:p>
          </table:table-cell>
          <table:table-cell office:value-type="float" office:value="16.99" calcext:value-type="float">
            <text:p>16,99</text:p>
          </table:table-cell>
          <table:table-cell office:value-type="float" office:value="46.56" calcext:value-type="float">
            <text:p>46,56</text:p>
          </table:table-cell>
          <table:table-cell office:value-type="float" office:value="73.7425" calcext:value-type="float">
            <text:p>73,7425</text:p>
          </table:table-cell>
          <table:table-cell office:value-type="float" office:value="140.835" calcext:value-type="float">
            <text:p>140,835</text:p>
          </table:table-cell>
          <table:table-cell office:value-type="float" office:value="204.595" calcext:value-type="float">
            <text:p>204,595</text:p>
          </table:table-cell>
          <table:table-cell office:value-type="float" office:value="264.4625" calcext:value-type="float">
            <text:p>264,4625</text:p>
          </table:table-cell>
          <table:table-cell office:value-type="float" office:value="567.285" calcext:value-type="float">
            <text:p>567,285</text:p>
          </table:table-cell>
          <table:table-cell office:value-type="float" office:value="917.95" calcext:value-type="float">
            <text:p>917,95</text:p>
          </table:table-cell>
          <table:table-cell office:value-type="float" office:value="724.595" calcext:value-type="float">
            <text:p>724,595</text:p>
          </table:table-cell>
          <table:table-cell office:value-type="float" office:value="831.8" calcext:value-type="float">
            <text:p>831,8</text:p>
          </table:table-cell>
          <table:table-cell office:value-type="float" office:value="1306.7575" calcext:value-type="float">
            <text:p>1306,7575</text:p>
          </table:table-cell>
          <table:table-cell office:value-type="float" office:value="1235.9325" calcext:value-type="float">
            <text:p>1235,9325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2" calcext:value-type="float">
            <text:p>1,2</text:p>
          </table:table-cell>
          <table:table-cell office:value-type="float" office:value="3.12" calcext:value-type="float">
            <text:p>3,12</text:p>
          </table:table-cell>
          <table:table-cell office:value-type="float" office:value="6.2175" calcext:value-type="float">
            <text:p>6,2175</text:p>
          </table:table-cell>
          <table:table-cell office:value-type="float" office:value="10.4475" calcext:value-type="float">
            <text:p>10,4475</text:p>
          </table:table-cell>
          <table:table-cell office:value-type="float" office:value="15.975" calcext:value-type="float">
            <text:p>15,975</text:p>
          </table:table-cell>
          <table:table-cell office:value-type="float" office:value="21.8175" calcext:value-type="float">
            <text:p>21,8175</text:p>
          </table:table-cell>
          <table:table-cell office:value-type="float" office:value="28.545" calcext:value-type="float">
            <text:p>28,545</text:p>
          </table:table-cell>
          <table:table-cell office:value-type="float" office:value="36.8075" calcext:value-type="float">
            <text:p>36,8075</text:p>
          </table:table-cell>
          <table:table-cell office:value-type="float" office:value="44.2475" calcext:value-type="float">
            <text:p>44,2475</text:p>
          </table:table-cell>
          <table:table-cell office:value-type="float" office:value="53.9225" calcext:value-type="float">
            <text:p>53,9225</text:p>
          </table:table-cell>
          <table:table-cell office:value-type="float" office:value="62.7175" calcext:value-type="float">
            <text:p>62,7175</text:p>
          </table:table-cell>
          <table:table-cell office:value-type="float" office:value="73.9875" calcext:value-type="float">
            <text:p>73,9875</text:p>
          </table:table-cell>
          <table:table-cell office:value-type="float" office:value="84.7275" calcext:value-type="float">
            <text:p>84,7275</text:p>
          </table:table-cell>
          <table:table-cell office:value-type="float" office:value="95.845" calcext:value-type="float">
            <text:p>95,845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4325" calcext:value-type="float">
            <text:p>1,4325</text:p>
          </table:table-cell>
          <table:table-cell office:value-type="float" office:value="5.28" calcext:value-type="float">
            <text:p>5,28</text:p>
          </table:table-cell>
          <table:table-cell office:value-type="float" office:value="12.56" calcext:value-type="float">
            <text:p>12,56</text:p>
          </table:table-cell>
          <table:table-cell office:value-type="float" office:value="23.815" calcext:value-type="float">
            <text:p>23,815</text:p>
          </table:table-cell>
          <table:table-cell office:value-type="float" office:value="39.4975" calcext:value-type="float">
            <text:p>39,4975</text:p>
          </table:table-cell>
          <table:table-cell office:value-type="float" office:value="62.9625" calcext:value-type="float">
            <text:p>62,9625</text:p>
          </table:table-cell>
          <table:table-cell office:value-type="float" office:value="85.845" calcext:value-type="float">
            <text:p>85,845</text:p>
          </table:table-cell>
          <table:table-cell office:value-type="float" office:value="130.425" calcext:value-type="float">
            <text:p>130,425</text:p>
          </table:table-cell>
          <table:table-cell office:value-type="float" office:value="340.31" calcext:value-type="float">
            <text:p>340,31</text:p>
          </table:table-cell>
          <table:table-cell office:value-type="float" office:value="399.445" calcext:value-type="float">
            <text:p>399,445</text:p>
          </table:table-cell>
          <table:table-cell office:value-type="float" office:value="484.805" calcext:value-type="float">
            <text:p>484,805</text:p>
          </table:table-cell>
          <table:table-cell office:value-type="float" office:value="504.57" calcext:value-type="float">
            <text:p>504,57</text:p>
          </table:table-cell>
          <table:table-cell office:value-type="float" office:value="518.4125" calcext:value-type="float">
            <text:p>518,4125</text:p>
          </table:table-cell>
          <table:table-cell office:value-type="float" office:value="501.5" calcext:value-type="float">
            <text:p>501,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2675" calcext:value-type="float">
            <text:p>1,2675</text:p>
          </table:table-cell>
          <table:table-cell office:value-type="float" office:value="4.55" calcext:value-type="float">
            <text:p>4,55</text:p>
          </table:table-cell>
          <table:table-cell office:value-type="float" office:value="9.8825" calcext:value-type="float">
            <text:p>9,8825</text:p>
          </table:table-cell>
          <table:table-cell office:value-type="float" office:value="16.8075" calcext:value-type="float">
            <text:p>16,8075</text:p>
          </table:table-cell>
          <table:table-cell office:value-type="float" office:value="25.0775" calcext:value-type="float">
            <text:p>25,0775</text:p>
          </table:table-cell>
          <table:table-cell office:value-type="float" office:value="34.235" calcext:value-type="float">
            <text:p>34,235</text:p>
          </table:table-cell>
          <table:table-cell office:value-type="float" office:value="57.335" calcext:value-type="float">
            <text:p>57,335</text:p>
          </table:table-cell>
          <table:table-cell office:value-type="float" office:value="121.6" calcext:value-type="float">
            <text:p>121,6</text:p>
          </table:table-cell>
          <table:table-cell office:value-type="float" office:value="146.9075" calcext:value-type="float">
            <text:p>146,9075</text:p>
          </table:table-cell>
          <table:table-cell office:value-type="float" office:value="145.2325" calcext:value-type="float">
            <text:p>145,2325</text:p>
          </table:table-cell>
          <table:table-cell office:value-type="float" office:value="186.655" calcext:value-type="float">
            <text:p>186,655</text:p>
          </table:table-cell>
          <table:table-cell office:value-type="float" office:value="219.9775" calcext:value-type="float">
            <text:p>219,9775</text:p>
          </table:table-cell>
          <table:table-cell office:value-type="float" office:value="240.5075" calcext:value-type="float">
            <text:p>240,5075</text:p>
          </table:table-cell>
          <table:table-cell office:value-type="float" office:value="256.275" calcext:value-type="float">
            <text:p>256,275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3" calcext:value-type="float">
            <text:p>0,3</text:p>
          </table:table-cell>
          <table:table-cell office:value-type="float" office:value="0.5175" calcext:value-type="float">
            <text:p>0,5175</text:p>
          </table:table-cell>
          <table:table-cell office:value-type="float" office:value="1.4775" calcext:value-type="float">
            <text:p>1,4775</text:p>
          </table:table-cell>
          <table:table-cell office:value-type="float" office:value="4.3875" calcext:value-type="float">
            <text:p>4,3875</text:p>
          </table:table-cell>
          <table:table-cell office:value-type="float" office:value="5.4125" calcext:value-type="float">
            <text:p>5,4125</text:p>
          </table:table-cell>
          <table:table-cell office:value-type="float" office:value="5.725" calcext:value-type="float">
            <text:p>5,725</text:p>
          </table:table-cell>
          <table:table-cell office:value-type="float" office:value="6.1625" calcext:value-type="float">
            <text:p>6,1625</text:p>
          </table:table-cell>
          <table:table-cell office:value-type="float" office:value="6.8625" calcext:value-type="float">
            <text:p>6,8625</text:p>
          </table:table-cell>
          <table:table-cell office:value-type="float" office:value="6.8925" calcext:value-type="float">
            <text:p>6,8925</text:p>
          </table:table-cell>
          <table:table-cell office:value-type="float" office:value="6.3525" calcext:value-type="float">
            <text:p>6,3525</text:p>
          </table:table-cell>
          <table:table-cell office:value-type="float" office:value="5.6825" calcext:value-type="float">
            <text:p>5,6825</text:p>
          </table:table-cell>
          <table:table-cell office:value-type="float" office:value="7" calcext:value-type="float">
            <text:p>7</text:p>
          </table:table-cell>
          <table:table-cell office:value-type="float" office:value="5.9025" calcext:value-type="float">
            <text:p>5,9025</text:p>
          </table:table-cell>
          <table:table-cell office:value-type="float" office:value="5.8275" calcext:value-type="float">
            <text:p>5,827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045789" calcext:value-type="float">
            <text:p>1,045789</text:p>
          </table:table-cell>
          <table:table-cell office:value-type="float" office:value="3.92" calcext:value-type="float">
            <text:p>3,92</text:p>
          </table:table-cell>
          <table:table-cell office:value-type="float" office:value="10.8825" calcext:value-type="float">
            <text:p>10,8825</text:p>
          </table:table-cell>
          <table:table-cell office:value-type="float" office:value="19.5125" calcext:value-type="float">
            <text:p>19,5125</text:p>
          </table:table-cell>
          <table:table-cell office:value-type="float" office:value="29.0325" calcext:value-type="float">
            <text:p>29,0325</text:p>
          </table:table-cell>
          <table:table-cell office:value-type="float" office:value="38.598026" calcext:value-type="float">
            <text:p>38,598026</text:p>
          </table:table-cell>
          <table:table-cell office:value-type="float" office:value="51.170789" calcext:value-type="float">
            <text:p>51,170789</text:p>
          </table:table-cell>
          <table:table-cell office:value-type="float" office:value="66.170632" calcext:value-type="float">
            <text:p>66,170632</text:p>
          </table:table-cell>
          <table:table-cell office:value-type="float" office:value="83.097632" calcext:value-type="float">
            <text:p>83,097632</text:p>
          </table:table-cell>
          <table:table-cell office:value-type="float" office:value="102.322632" calcext:value-type="float">
            <text:p>102,322632</text:p>
          </table:table-cell>
          <table:table-cell office:value-type="float" office:value="211.118026" calcext:value-type="float">
            <text:p>211,118026</text:p>
          </table:table-cell>
          <table:table-cell office:value-type="float" office:value="261.128918" calcext:value-type="float">
            <text:p>261,128918</text:p>
          </table:table-cell>
          <table:table-cell office:value-type="float" office:value="277.175789" calcext:value-type="float">
            <text:p>277,175789</text:p>
          </table:table-cell>
          <table:table-cell office:value-type="float" office:value="322.368173" calcext:value-type="float">
            <text:p>322,368173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98" calcext:value-type="float">
            <text:p>0,98</text:p>
          </table:table-cell>
          <table:table-cell office:value-type="float" office:value="3.38" calcext:value-type="float">
            <text:p>3,38</text:p>
          </table:table-cell>
          <table:table-cell office:value-type="float" office:value="21.125" calcext:value-type="float">
            <text:p>21,125</text:p>
          </table:table-cell>
          <table:table-cell office:value-type="float" office:value="53.545" calcext:value-type="float">
            <text:p>53,545</text:p>
          </table:table-cell>
          <table:table-cell office:value-type="float" office:value="100.9125" calcext:value-type="float">
            <text:p>100,9125</text:p>
          </table:table-cell>
          <table:table-cell office:value-type="float" office:value="143.24" calcext:value-type="float">
            <text:p>143,24</text:p>
          </table:table-cell>
          <table:table-cell office:value-type="float" office:value="108.038904" calcext:value-type="float">
            <text:p>108,038904</text:p>
          </table:table-cell>
          <table:table-cell office:value-type="float" office:value="171.719079" calcext:value-type="float">
            <text:p>171,719079</text:p>
          </table:table-cell>
          <table:table-cell office:value-type="float" office:value="179.490789" calcext:value-type="float">
            <text:p>179,490789</text:p>
          </table:table-cell>
          <table:table-cell office:value-type="float" office:value="699.478757" calcext:value-type="float">
            <text:p>699,478757</text:p>
          </table:table-cell>
          <table:table-cell office:value-type="float" office:value="473.608816" calcext:value-type="float">
            <text:p>473,608816</text:p>
          </table:table-cell>
          <table:table-cell office:value-type="float" office:value="658.222632" calcext:value-type="float">
            <text:p>658,222632</text:p>
          </table:table-cell>
          <table:table-cell office:value-type="float" office:value="519.92962" calcext:value-type="float">
            <text:p>519,92962</text:p>
          </table:table-cell>
          <table:table-cell office:value-type="float" office:value="567.563129" calcext:value-type="float">
            <text:p>567,563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19:13:14.14954215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19:29:34.476545179</dc:date>
    <meta:editing-duration>PT11H24M58S</meta:editing-duration>
    <meta:editing-cycles>4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6" style:family="chart">
      <style:graphic-properties draw:stroke="solid" svg:stroke-color="#ff950e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764cm" svg:height="12.352cm" xlink:href=".." xlink:type="simple" chart:class="chart:scatter" chart:style-name="ch1">
        <chart:title svg:x="11.73cm" svg:y="0.383cm" chart:style-name="ch2">
          <text:p>change_N_metric_query_count</text:p>
        </chart:title>
        <chart:legend chart:legend-position="end" svg:x="21.673cm" svg:y="3.885cm" style:legend-expansion="high" chart:style-name="ch3"/>
        <chart:plot-area chart:style-name="ch4" table:cell-range-address="Лист1.B12:Лист1.O13 Лист1.A8:Лист1.A8 Лист1.B10:Лист1.O10 Лист1.A5:Лист1.A5 Лист1.B7:Лист1.O7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595cm" svg:y="1.435cm" svg:width="20.483cm" svg:height="10.67cm">
          <chartooo:coordinate-region svg:x="1.587cm" svg:y="1.634cm" svg:width="19.119cm" svg:height="9.8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10:Лист1.O10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7:Лист1.O7" chart:label-cell-address="Лист1.A5:Лист1.A5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0.81">
                <text:p>0.81</text:p>
                <draw:g>
                  <svg:desc>Лист1.B10:Лист1.O10</svg:desc>
                </draw:g>
              </table:table-cell>
              <table:table-cell office:value-type="float" office:value="2.9375">
                <text:p>2.9375</text:p>
              </table:table-cell>
              <table:table-cell office:value-type="float" office:value="6.265">
                <text:p>6.265</text:p>
              </table:table-cell>
              <table:table-cell office:value-type="float" office:value="11.115">
                <text:p>11.115</text:p>
              </table:table-cell>
              <table:table-cell office:value-type="float" office:value="22.2325">
                <text:p>22.2325</text:p>
              </table:table-cell>
              <table:table-cell office:value-type="float" office:value="28.1325">
                <text:p>28.1325</text:p>
              </table:table-cell>
              <table:table-cell office:value-type="float" office:value="28.2625">
                <text:p>28.2625</text:p>
              </table:table-cell>
              <table:table-cell office:value-type="float" office:value="34.695">
                <text:p>34.695</text:p>
              </table:table-cell>
              <table:table-cell office:value-type="float" office:value="41.89">
                <text:p>41.89</text:p>
              </table:table-cell>
              <table:table-cell office:value-type="float" office:value="51.4475">
                <text:p>51.4475</text:p>
              </table:table-cell>
              <table:table-cell office:value-type="float" office:value="59.9125">
                <text:p>59.9125</text:p>
              </table:table-cell>
              <table:table-cell office:value-type="float" office:value="70.14">
                <text:p>70.14</text:p>
              </table:table-cell>
              <table:table-cell office:value-type="float" office:value="79.17">
                <text:p>79.17</text:p>
              </table:table-cell>
              <table:table-cell office:value-type="float" office:value="90.615">
                <text:p>90.615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1.295">
                <text:p>1.295</text:p>
                <draw:g>
                  <svg:desc>Лист1.B7:Лист1.O7</svg:desc>
                </draw:g>
              </table:table-cell>
              <table:table-cell office:value-type="float" office:value="5.355">
                <text:p>5.355</text:p>
              </table:table-cell>
              <table:table-cell office:value-type="float" office:value="19.365">
                <text:p>19.365</text:p>
              </table:table-cell>
              <table:table-cell office:value-type="float" office:value="44.37">
                <text:p>44.37</text:p>
              </table:table-cell>
              <table:table-cell office:value-type="float" office:value="86.1825">
                <text:p>86.1825</text:p>
              </table:table-cell>
              <table:table-cell office:value-type="float" office:value="151.55">
                <text:p>151.55</text:p>
              </table:table-cell>
              <table:table-cell office:value-type="float" office:value="184.81">
                <text:p>184.81</text:p>
              </table:table-cell>
              <table:table-cell office:value-type="float" office:value="200.275">
                <text:p>200.275</text:p>
              </table:table-cell>
              <table:table-cell office:value-type="float" office:value="271.74">
                <text:p>271.74</text:p>
              </table:table-cell>
              <table:table-cell office:value-type="float" office:value="553.1675">
                <text:p>553.1675</text:p>
              </table:table-cell>
              <table:table-cell office:value-type="float" office:value="813.32">
                <text:p>813.32</text:p>
              </table:table-cell>
              <table:table-cell office:value-type="float" office:value="1089.55">
                <text:p>1089.55</text:p>
              </table:table-cell>
              <table:table-cell office:value-type="float" office:value="1015.365">
                <text:p>1015.365</text:p>
              </table:table-cell>
              <table:table-cell office:value-type="float" office:value="1315.57">
                <text:p>1315.57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.395">
                <text:p>1.395</text:p>
                <draw:g>
                  <svg:desc>Лист1.B13:Лист1.O13</svg:desc>
                </draw:g>
              </table:table-cell>
              <table:table-cell office:value-type="float" office:value="5.1925">
                <text:p>5.1925</text:p>
              </table:table-cell>
              <table:table-cell office:value-type="float" office:value="16.99">
                <text:p>16.99</text:p>
              </table:table-cell>
              <table:table-cell office:value-type="float" office:value="46.56">
                <text:p>46.56</text:p>
              </table:table-cell>
              <table:table-cell office:value-type="float" office:value="73.7425">
                <text:p>73.7425</text:p>
              </table:table-cell>
              <table:table-cell office:value-type="float" office:value="140.835">
                <text:p>140.835</text:p>
              </table:table-cell>
              <table:table-cell office:value-type="float" office:value="204.595">
                <text:p>204.595</text:p>
              </table:table-cell>
              <table:table-cell office:value-type="float" office:value="264.4625">
                <text:p>264.4625</text:p>
              </table:table-cell>
              <table:table-cell office:value-type="float" office:value="567.285">
                <text:p>567.285</text:p>
              </table:table-cell>
              <table:table-cell office:value-type="float" office:value="917.95">
                <text:p>917.95</text:p>
              </table:table-cell>
              <table:table-cell office:value-type="float" office:value="724.595">
                <text:p>724.595</text:p>
              </table:table-cell>
              <table:table-cell office:value-type="float" office:value="831.8">
                <text:p>831.8</text:p>
              </table:table-cell>
              <table:table-cell office:value-type="float" office:value="1306.7575">
                <text:p>1306.7575</text:p>
              </table:table-cell>
              <table:table-cell office:value-type="float" office:value="1235.9325">
                <text:p>1235.9325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1.2">
                <text:p>1.2</text:p>
                <draw:g>
                  <svg:desc>Лист1.B16:Лист1.O16</svg:desc>
                </draw:g>
              </table:table-cell>
              <table:table-cell office:value-type="float" office:value="3.12">
                <text:p>3.12</text:p>
              </table:table-cell>
              <table:table-cell office:value-type="float" office:value="6.2175">
                <text:p>6.2175</text:p>
              </table:table-cell>
              <table:table-cell office:value-type="float" office:value="10.4475">
                <text:p>10.4475</text:p>
              </table:table-cell>
              <table:table-cell office:value-type="float" office:value="15.975">
                <text:p>15.975</text:p>
              </table:table-cell>
              <table:table-cell office:value-type="float" office:value="21.8175">
                <text:p>21.8175</text:p>
              </table:table-cell>
              <table:table-cell office:value-type="float" office:value="28.545">
                <text:p>28.545</text:p>
              </table:table-cell>
              <table:table-cell office:value-type="float" office:value="36.8075">
                <text:p>36.8075</text:p>
              </table:table-cell>
              <table:table-cell office:value-type="float" office:value="44.2475">
                <text:p>44.2475</text:p>
              </table:table-cell>
              <table:table-cell office:value-type="float" office:value="53.9225">
                <text:p>53.9225</text:p>
              </table:table-cell>
              <table:table-cell office:value-type="float" office:value="62.7175">
                <text:p>62.7175</text:p>
              </table:table-cell>
              <table:table-cell office:value-type="float" office:value="73.9875">
                <text:p>73.9875</text:p>
              </table:table-cell>
              <table:table-cell office:value-type="float" office:value="84.7275">
                <text:p>84.7275</text:p>
              </table:table-cell>
              <table:table-cell office:value-type="float" office:value="95.845">
                <text:p>95.845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.4325">
                <text:p>1.4325</text:p>
                <draw:g>
                  <svg:desc>Лист1.B19:Лист1.O19</svg:desc>
                </draw:g>
              </table:table-cell>
              <table:table-cell office:value-type="float" office:value="5.28">
                <text:p>5.28</text:p>
              </table:table-cell>
              <table:table-cell office:value-type="float" office:value="12.56">
                <text:p>12.56</text:p>
              </table:table-cell>
              <table:table-cell office:value-type="float" office:value="23.815">
                <text:p>23.815</text:p>
              </table:table-cell>
              <table:table-cell office:value-type="float" office:value="39.4975">
                <text:p>39.4975</text:p>
              </table:table-cell>
              <table:table-cell office:value-type="float" office:value="62.9625">
                <text:p>62.9625</text:p>
              </table:table-cell>
              <table:table-cell office:value-type="float" office:value="85.845">
                <text:p>85.845</text:p>
              </table:table-cell>
              <table:table-cell office:value-type="float" office:value="130.425">
                <text:p>130.425</text:p>
              </table:table-cell>
              <table:table-cell office:value-type="float" office:value="340.31">
                <text:p>340.31</text:p>
              </table:table-cell>
              <table:table-cell office:value-type="float" office:value="399.445">
                <text:p>399.445</text:p>
              </table:table-cell>
              <table:table-cell office:value-type="float" office:value="484.805">
                <text:p>484.805</text:p>
              </table:table-cell>
              <table:table-cell office:value-type="float" office:value="504.57">
                <text:p>504.57</text:p>
              </table:table-cell>
              <table:table-cell office:value-type="float" office:value="518.4125">
                <text:p>518.4125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.2675">
                <text:p>1.2675</text:p>
                <draw:g>
                  <svg:desc>Лист1.B22:Лист1.O22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9.8825">
                <text:p>9.8825</text:p>
              </table:table-cell>
              <table:table-cell office:value-type="float" office:value="16.8075">
                <text:p>16.8075</text:p>
              </table:table-cell>
              <table:table-cell office:value-type="float" office:value="25.0775">
                <text:p>25.0775</text:p>
              </table:table-cell>
              <table:table-cell office:value-type="float" office:value="34.235">
                <text:p>34.235</text:p>
              </table:table-cell>
              <table:table-cell office:value-type="float" office:value="57.335">
                <text:p>57.335</text:p>
              </table:table-cell>
              <table:table-cell office:value-type="float" office:value="121.6">
                <text:p>121.6</text:p>
              </table:table-cell>
              <table:table-cell office:value-type="float" office:value="146.9075">
                <text:p>146.9075</text:p>
              </table:table-cell>
              <table:table-cell office:value-type="float" office:value="145.2325">
                <text:p>145.2325</text:p>
              </table:table-cell>
              <table:table-cell office:value-type="float" office:value="186.655">
                <text:p>186.655</text:p>
              </table:table-cell>
              <table:table-cell office:value-type="float" office:value="219.9775">
                <text:p>219.9775</text:p>
              </table:table-cell>
              <table:table-cell office:value-type="float" office:value="240.5075">
                <text:p>240.5075</text:p>
              </table:table-cell>
              <table:table-cell office:value-type="float" office:value="256.275">
                <text:p>256.275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0.3">
                <text:p>0.3</text:p>
                <draw:g>
                  <svg:desc>Лист1.B25:Лист1.O25</svg:desc>
                </draw:g>
              </table:table-cell>
              <table:table-cell office:value-type="float" office:value="0.5175">
                <text:p>0.5175</text:p>
              </table:table-cell>
              <table:table-cell office:value-type="float" office:value="1.4775">
                <text:p>1.4775</text:p>
              </table:table-cell>
              <table:table-cell office:value-type="float" office:value="4.3875">
                <text:p>4.3875</text:p>
              </table:table-cell>
              <table:table-cell office:value-type="float" office:value="5.4125">
                <text:p>5.4125</text:p>
              </table:table-cell>
              <table:table-cell office:value-type="float" office:value="5.725">
                <text:p>5.725</text:p>
              </table:table-cell>
              <table:table-cell office:value-type="float" office:value="6.1625">
                <text:p>6.1625</text:p>
              </table:table-cell>
              <table:table-cell office:value-type="float" office:value="6.8625">
                <text:p>6.8625</text:p>
              </table:table-cell>
              <table:table-cell office:value-type="float" office:value="6.8925">
                <text:p>6.8925</text:p>
              </table:table-cell>
              <table:table-cell office:value-type="float" office:value="6.3525">
                <text:p>6.3525</text:p>
              </table:table-cell>
              <table:table-cell office:value-type="float" office:value="5.6825">
                <text:p>5.6825</text:p>
              </table:table-cell>
              <table:table-cell office:value-type="float" office:value="7">
                <text:p>7</text:p>
              </table:table-cell>
              <table:table-cell office:value-type="float" office:value="5.9025">
                <text:p>5.9025</text:p>
              </table:table-cell>
              <table:table-cell office:value-type="float" office:value="5.8275">
                <text:p>5.827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1.045789">
                <text:p>1.045789</text:p>
                <draw:g>
                  <svg:desc>Лист1.B28:Лист1.O28</svg:desc>
                </draw:g>
              </table:table-cell>
              <table:table-cell office:value-type="float" office:value="3.92">
                <text:p>3.92</text:p>
              </table:table-cell>
              <table:table-cell office:value-type="float" office:value="10.8825">
                <text:p>10.8825</text:p>
              </table:table-cell>
              <table:table-cell office:value-type="float" office:value="19.5125">
                <text:p>19.5125</text:p>
              </table:table-cell>
              <table:table-cell office:value-type="float" office:value="29.0325">
                <text:p>29.0325</text:p>
              </table:table-cell>
              <table:table-cell office:value-type="float" office:value="38.598026">
                <text:p>38.598026</text:p>
              </table:table-cell>
              <table:table-cell office:value-type="float" office:value="51.170789">
                <text:p>51.170789</text:p>
              </table:table-cell>
              <table:table-cell office:value-type="float" office:value="66.170632">
                <text:p>66.170632</text:p>
              </table:table-cell>
              <table:table-cell office:value-type="float" office:value="83.097632">
                <text:p>83.097632</text:p>
              </table:table-cell>
              <table:table-cell office:value-type="float" office:value="102.322632">
                <text:p>102.322632</text:p>
              </table:table-cell>
              <table:table-cell office:value-type="float" office:value="211.118026">
                <text:p>211.118026</text:p>
              </table:table-cell>
              <table:table-cell office:value-type="float" office:value="261.128918">
                <text:p>261.128918</text:p>
              </table:table-cell>
              <table:table-cell office:value-type="float" office:value="277.175789">
                <text:p>277.175789</text:p>
              </table:table-cell>
              <table:table-cell office:value-type="float" office:value="322.368173">
                <text:p>322.368173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0.98">
                <text:p>0.98</text:p>
                <draw:g>
                  <svg:desc>Лист1.B31:Лист1.O31</svg:desc>
                </draw:g>
              </table:table-cell>
              <table:table-cell office:value-type="float" office:value="3.38">
                <text:p>3.38</text:p>
              </table:table-cell>
              <table:table-cell office:value-type="float" office:value="21.125">
                <text:p>21.125</text:p>
              </table:table-cell>
              <table:table-cell office:value-type="float" office:value="53.545">
                <text:p>53.545</text:p>
              </table:table-cell>
              <table:table-cell office:value-type="float" office:value="100.9125">
                <text:p>100.9125</text:p>
              </table:table-cell>
              <table:table-cell office:value-type="float" office:value="143.24">
                <text:p>143.24</text:p>
              </table:table-cell>
              <table:table-cell office:value-type="float" office:value="108.038904">
                <text:p>108.038904</text:p>
              </table:table-cell>
              <table:table-cell office:value-type="float" office:value="171.719079">
                <text:p>171.719079</text:p>
              </table:table-cell>
              <table:table-cell office:value-type="float" office:value="179.490789">
                <text:p>179.490789</text:p>
              </table:table-cell>
              <table:table-cell office:value-type="float" office:value="699.478757">
                <text:p>699.478757</text:p>
              </table:table-cell>
              <table:table-cell office:value-type="float" office:value="473.608816">
                <text:p>473.608816</text:p>
              </table:table-cell>
              <table:table-cell office:value-type="float" office:value="658.222632">
                <text:p>658.222632</text:p>
              </table:table-cell>
              <table:table-cell office:value-type="float" office:value="519.92962">
                <text:p>519.92962</text:p>
              </table:table-cell>
              <table:table-cell office:value-type="float" office:value="567.563129">
                <text:p>567.563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